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office:automatic-styles>
  <office:body>
    <office:text text:use-soft-page-breaks="true">
      <text:p text:style-name="P1">Die Entscheidung welches mein drittes und letztes Sample werden sollte fiel mir nicht leicht. Einerseits wollte ich da die ersten beiden Hörproben beide einen eher lustigen Charakter haben nicht noch einen Text nehmen, der in diese Richtung geht, andererseits halte ich dies für meine Stärke.<text:line-break/>Ich habe mich letztendlich für die Krankenhausszene aus „Freundschaft plus“ entschieden.<text:line-break/>Die Aufnahme selbst ist zwar recht kurz, aber ich finde es ist uns doch gelungen die Szene so anzulegen wie sie gedacht ist und ihr dennoch unsere eigene Note zu verleih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Fabian Krüger</meta:initial-creator>
    <dc:creator>Fabian Krüger</dc:creator>
    <meta:creation-date>2022-03-02T20:19:00Z</meta:creation-date>
    <dc:date>2022-03-02T20:25:00Z</dc:date>
    <meta:template xlink:href="Normal" xlink:type="simple"/>
    <meta:editing-cycles>1</meta:editing-cycles>
    <meta:editing-duration>PT0S</meta:editing-duration>
    <meta:document-statistic meta:page-count="1" meta:paragraph-count="1" meta:word-count="76" meta:character-count="554" meta:row-count="3" meta:non-whitespace-character-count="479"/>
  </office:meta>
</office:document-meta>
</file>